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000000CC0445976BDD3E6A938.jpg" manifest:media-type="image/jpeg"/>
  <manifest:file-entry manifest:full-path="Pictures/100000000000099000000CC06AE9AADA31ABBC87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6929in" svg:height="8.9236in" draw:z-index="0"><draw:image xlink:href="Pictures/100000000000099000000CC0445976BDD3E6A938.jpg" xlink:type="simple" xlink:show="embed" xlink:actuate="onLoad" loext:mime-type="image/jpeg"/></draw:frame></text:p>
      <text:p text:style-name="P1"><draw:frame draw:style-name="fr1" draw:name="Image2" text:anchor-type="paragraph" svg:width="6.6929in" svg:height="8.9236in" draw:z-index="1"><draw:image xlink:href="Pictures/100000000000099000000CC06AE9AADA31ABBC8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10:45:27.939000000</meta:creation-date>
    <dc:date>2020-06-09T10:55:44.415000000</dc:date>
    <meta:editing-duration>PT10M20S</meta:editing-duration>
    <meta:editing-cycles>2</meta:editing-cycles>
    <meta:generator>LibreOffice/6.3.5.2$Windows_X86_64 LibreOffice_project/dd0751754f11728f69b42ee2af66670068624673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